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11" style:family="table-cell" style:parent-style-name="Default" style:data-style-name="N11"/>
  </office:automatic-styles>
  <office:body>
    <office:spreadsheet>
      <table:table table:name="FET Vorwiederstand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IRFZ46N specificatio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T-Anz.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put capacity</text:p>
          </table:table-cell>
          <table:table-cell table:style-name="ce1" table:formula="of:=2.5*10^-9" office:value-type="float" office:value="0.0000000025" calcext:value-type="float">
            <text:p>2,5E-09</text:p>
          </table:table-cell>
          <table:table-cell table:style-name="ce1" office:value-type="string" calcext:value-type="string">
            <text:p>F</text:p>
          </table:table-cell>
          <table:table-cell office:value-type="string" calcext:value-type="string">
            <text:p>Gate to Source and Gate to Drain capacity @Vds=10V</text:p>
          </table:table-cell>
          <table:table-cell/>
        </table:table-row>
        <table:table-row table:style-name="ro1">
          <table:table-cell office:value-type="string" calcext:value-type="string">
            <text:p>FET-Vorwiederstan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h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requenz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Hz</text:p>
          </table:table-cell>
          <table:table-cell table:formula="of:=[.B6]/1000" office:value-type="float" office:value="100" calcext:value-type="float">
            <text:p>100</text:p>
          </table:table-cell>
          <table:table-cell office:value-type="string" calcext:value-type="string">
            <text:p>kHz</text:p>
          </table:table-cell>
        </table:table-row>
        <table:table-row table:style-name="ro1">
          <table:table-cell office:value-type="string" calcext:value-type="string">
            <text:p>FET-GS-Widerstand</text:p>
          </table:table-cell>
          <table:table-cell table:formula="of:=1/([.B3]*2*PI()*[.B6])" office:value-type="float" office:value="636.619772367581" calcext:value-type="float">
            <text:p>636,619772367581</text:p>
          </table:table-cell>
          <table:table-cell office:value-type="string" calcext:value-type="string">
            <text:p>Oh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orwiederstan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enwiederstand</text:p>
          </table:table-cell>
          <table:table-cell table:formula="of:=1/(1/470+1/150)" office:value-type="float" office:value="113.709677419355" calcext:value-type="float">
            <text:p>113,709677419355</text:p>
          </table:table-cell>
          <table:table-cell office:value-type="string" calcext:value-type="string">
            <text:p>Oh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L494 Transistor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orgungsspannu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-Sa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nungsfall</text:p>
          </table:table-cell>
          <table:table-cell table:formula="of:=0.5+[.B14]"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terne Transistoren und Dioden</text:p>
          </table:table-cell>
          <table:table-cell/>
        </table:table-row>
        <table:table-row table:style-name="ro1">
          <table:table-cell office:value-type="string" calcext:value-type="string">
            <text:p>Steuerspanung</text:p>
          </table:table-cell>
          <table:table-cell table:formula="of:=[.B13]-[.B15]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Ohne FET-Widerst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twiederstand</text:p>
          </table:table-cell>
          <table:table-cell table:formula="of:=[.B9]+1/(1/[.B10]+1/([.B4]/[.B2]))" office:value-type="float" office:value="50.2" calcext:value-type="float">
            <text:p>50,2</text:p>
          </table:table-cell>
          <table:table-cell office:value-type="string" calcext:value-type="string">
            <text:p>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494 C-E-Strom</text:p>
          </table:table-cell>
          <table:table-cell table:formula="of:=[.B16]/[.B19]" office:value-type="float" office:value="0.219123505976096" calcext:value-type="float">
            <text:p>0,219123505976096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Mit FET-Widerst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twiederstand</text:p>
          </table:table-cell>
          <table:table-cell table:formula="of:=[.B9]+1/(1/[.B10]+1/(([.B4]+[.B7])/[.B2]))" office:value-type="float" office:value="94.0493531287998" calcext:value-type="float">
            <text:p>94,0493531287998</text:p>
          </table:table-cell>
          <table:table-cell office:value-type="string" calcext:value-type="string">
            <text:p>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494 C-E-Strom</text:p>
          </table:table-cell>
          <table:table-cell table:formula="of:=[.B16]/[.B23]" office:value-type="float" office:value="0.116959868771618" calcext:value-type="float">
            <text:p>0,11695986877161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</table:table>
      <table:table table:name="Spannungsteiler" table:style-name="ta1">
        <table:table-column table:style-name="co2" table:number-columns-repeated="3" table:default-cell-style-name="Default"/>
        <table:table-row table:style-name="ro2">
          <table:table-cell table:style-name="ce3" office:value-type="string" calcext:value-type="string">
            <text:p>Spannungsteiler +70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ref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[.B2]/[.B3]" office:value-type="float" office:value="0.000185185185185185" calcext:value-type="float">
            <text:p>0,0001851851851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330000" calcext:value-type="float">
            <text:p>33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Vr2</text:p>
          </table:table-cell>
          <table:table-cell table:formula="of:=[.B6]*[.B4]" office:value-type="float" office:value="61.1111111111111" calcext:value-type="float">
            <text:p>61,111111111111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ref+r2</text:p>
          </table:table-cell>
          <table:table-cell table:formula="of:=[.B7]+[.B2]" office:value-type="float" office:value="66.1111111111111" calcext:value-type="float">
            <text:p>66,1111111111111</text:p>
          </table:table-cell>
          <table:table-cell office:value-type="string" calcext:value-type="string">
            <text:p>V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Spannungsteiler -70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ef</text:p>
          </table:table-cell>
          <table:table-cell table:formula="of:=[.B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ref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[.B12]/[.B13]" office:value-type="float" office:value="0.000227272727272727" calcext:value-type="float">
            <text:p>0,00022727272727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330000" calcext:value-type="float">
            <text:p>33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Vr2</text:p>
          </table:table-cell>
          <table:table-cell table:formula="of:=[.B16]*[.B14]" office:value-type="float" office:value="75" calcext:value-type="float">
            <text:p>7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r2 Soll</text:p>
          </table:table-cell>
          <table:table-cell table:formula="of:=[.B8]" office:value-type="float" office:value="66.1111111111111" calcext:value-type="float">
            <text:p>66,111111111111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formula="of:=[.B19]/[.B14]" office:value-type="float" office:value="290888.888888889" calcext:value-type="float">
            <text:p>290888,888888889</text:p>
          </table:table-cell>
          <table:table-cell office:value-type="string" calcext:value-type="string">
            <text:p>Ohm</text:p>
          </table:table-cell>
        </table:table-row>
      </table:table>
      <table:table table:name="Frequency" table:style-name="ta1"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Rt</text:p>
          </table:table-cell>
          <table:table-cell table:style-name="ce4" table:formula="of:=1+0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4" table:formula="of:=1+5" office:value-type="float" office:value="6" calcext:value-type="float">
            <text:p>6</text:p>
          </table:table-cell>
          <table:table-cell table:style-name="ce1" office:value-type="string" calcext:value-type="string">
            <text:p>kOhm</text:p>
          </table:table-cell>
        </table:table-row>
        <table:table-row table:style-name="ro1">
          <table:table-cell/>
          <table:table-cell table:formula="of:=[.B1]*1000" office:value-type="float" office:value="1000" calcext:value-type="float">
            <text:p>1000</text:p>
          </table:table-cell>
          <table:table-cell table:formula="of:=[.C1]*1000" office:value-type="float" office:value="22000" calcext:value-type="float">
            <text:p>22000</text:p>
          </table:table-cell>
          <table:table-cell table:formula="of:=[.D1]*1000" office:value-type="float" office:value="6000" calcext:value-type="float">
            <text:p>6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table:style-name="ce1" office:value-type="string" calcext:value-type="string">
            <text:p>Ct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formula="of:=[.B3]" office:value-type="float" office:value="1" calcext:value-type="float">
            <text:p>1</text:p>
          </table:table-cell>
          <table:table-cell table:style-name="ce1" table:formula="of:=[.B3]" office:value-type="float" office:value="1" calcext:value-type="float">
            <text:p>1</text:p>
          </table:table-cell>
          <table:table-cell table:style-name="ce1" office:value-type="string" calcext:value-type="string">
            <text:p>nF</text:p>
          </table:table-cell>
        </table:table-row>
        <table:table-row table:style-name="ro1">
          <table:table-cell/>
          <table:table-cell table:formula="of:=[.B3]/1000/1000/1000" office:value-type="float" office:value="0.000000001" calcext:value-type="float">
            <text:p>1E-09</text:p>
          </table:table-cell>
          <table:table-cell table:formula="of:=[.C3]/1000/1000/1000" office:value-type="float" office:value="0.000000001" calcext:value-type="float">
            <text:p>1E-09</text:p>
          </table:table-cell>
          <table:table-cell table:formula="of:=[.D3]/1000/1000/1000" office:value-type="float" office:value="0.000000001" calcext:value-type="float">
            <text:p>1E-0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osc</text:p>
          </table:table-cell>
          <table:table-cell table:style-name="ce5" table:formula="of:=1.1/([.B2]*[.B4])" office:value-type="float" office:value="1100000" calcext:value-type="float">
            <text:p>1100000</text:p>
          </table:table-cell>
          <table:table-cell table:style-name="ce5" table:formula="of:=1.1/([.C2]*[.C4])" office:value-type="float" office:value="50000" calcext:value-type="float">
            <text:p>50000</text:p>
          </table:table-cell>
          <table:table-cell table:style-name="ce5" table:formula="of:=1.1/([.D2]*[.D4])" office:value-type="float" office:value="183333.333333333" calcext:value-type="float">
            <text:p>183333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fout</text:p>
          </table:table-cell>
          <table:table-cell table:style-name="ce5" table:formula="of:=[.B6]/2" office:value-type="float" office:value="550000" calcext:value-type="float">
            <text:p>550000</text:p>
          </table:table-cell>
          <table:table-cell table:style-name="ce5" table:formula="of:=[.C6]/2" office:value-type="float" office:value="25000" calcext:value-type="float">
            <text:p>25000</text:p>
          </table:table-cell>
          <table:table-cell table:style-name="ce5" table:formula="of:=[.D6]/2" office:value-type="float" office:value="91666.6666666667" calcext:value-type="float">
            <text:p>91667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/>
          <table:table-cell table:style-name="ce5" table:formula="of:=[.B7]/1000" office:value-type="float" office:value="550" calcext:value-type="float">
            <text:p>550</text:p>
          </table:table-cell>
          <table:table-cell table:style-name="ce6" table:formula="of:=[.C7]/1000" office:value-type="float" office:value="25" calcext:value-type="float">
            <text:p>25</text:p>
          </table:table-cell>
          <table:table-cell table:style-name="ce5" table:formula="of:=[.D7]/1000" office:value-type="float" office:value="91.6666666666667" calcext:value-type="float">
            <text:p>92</text:p>
          </table:table-cell>
          <table:table-cell table:style-name="ce1" office:value-type="string" calcext:value-type="string">
            <text:p>kHz</text:p>
          </table:table-cell>
        </table:table-row>
      </table:table>
      <table:table table:name="Dead time" table:style-name="ta1"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fout</text:p>
          </table:table-cell>
          <table:table-cell table:style-name="ce6" table:formula="of:=[$Frequency.C7]" office:value-type="float" office:value="25000" calcext:value-type="float">
            <text:p>25000</text:p>
          </table:table-cell>
          <table:table-cell table:style-name="ce5" table:formula="of:=[$Frequency.C7]" office:value-type="float" office:value="25000" calcext:value-type="float">
            <text:p>25000</text:p>
          </table:table-cell>
          <table:table-cell table:style-name="ce1" office:value-type="string" calcext:value-type="string">
            <text:p>Hz</text:p>
          </table:table-cell>
          <table:table-cell table:number-columns-repeated="2"/>
          <table:table-cell office:value-type="string" calcext:value-type="string">
            <text:p>R1 eingebaut</text:p>
          </table:table-cell>
          <table:table-cell office:value-type="string" calcext:value-type="string">
            <text:p>R1 (Ohm)</text:p>
          </table:table-cell>
          <table:table-cell office:value-type="string" calcext:value-type="string">
            <text:p>Last (W)</text:p>
          </table:table-cell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4" office:value-type="string" calcext:value-type="string">
            <text:p>Infinit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Ohm</text:p>
          </table:table-cell>
          <table:table-cell office:value-type="string" calcext:value-type="string">
            <text:p>TODO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937" calcext:value-type="float">
            <text:p>9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R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string" calcext:value-type="string">
            <text:p>Ohm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x on time</text:p>
          </table:table-cell>
          <table:table-cell office:value-type="float" office:value="48" calcext:value-type="float">
            <text:p>48</text:p>
          </table:table-cell>
          <table:table-cell table:style-name="ce5" table:formula="of:=45-(80/(1+[.C2]/[.C3]))" office:value-type="float" office:value="41.4087870105062" calcext:value-type="float">
            <text:p>41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 off time</text:p>
          </table:table-cell>
          <table:table-cell table:formula="of:=50-[.B5]" office:value-type="float" office:value="2" calcext:value-type="float">
            <text:p>2</text:p>
          </table:table-cell>
          <table:table-cell table:style-name="ce5" table:formula="of:=50-[.C5]" office:value-type="float" office:value="8.59121298949379" calcext:value-type="float">
            <text:p>9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eriod time</text:p>
          </table:table-cell>
          <table:table-cell table:formula="of:=1/[.B1]" office:value-type="float" office:value="0.00004" calcext:value-type="float">
            <text:p>4E-05</text:p>
          </table:table-cell>
          <table:table-cell table:formula="of:=1/[.C1]" office:value-type="float" office:value="0.00004" calcext:value-type="float">
            <text:p>4E-05</text:p>
          </table:table-cell>
          <table:table-cell office:value-type="string" calcext:value-type="string">
            <text:p>Second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in off time</text:p>
          </table:table-cell>
          <table:table-cell table:formula="of:=[.B8]/100*[.B6]" office:value-type="float" office:value="0.0000008" calcext:value-type="float">
            <text:p>8E-07</text:p>
          </table:table-cell>
          <table:table-cell table:formula="of:=[.C8]/100*[.C6]" office:value-type="float" office:value="0.00000343648519579752" calcext:value-type="float">
            <text:p>3,43648519579752E-06</text:p>
          </table:table-cell>
          <table:table-cell office:value-type="string" calcext:value-type="string">
            <text:p>Seconds</text:p>
          </table:table-cell>
          <table:table-cell table:number-columns-repeated="5"/>
        </table:table-row>
        <table:table-row table:style-name="ro1">
          <table:table-cell/>
          <table:table-cell table:style-name="ce6" table:formula="of:=[.B9]*1000*1000*1000" office:value-type="float" office:value="800" calcext:value-type="float">
            <text:p>800</text:p>
          </table:table-cell>
          <table:table-cell table:style-name="ce6" table:formula="of:=[.C9]*1000*1000*1000" office:value-type="float" office:value="3436.48519579752" calcext:value-type="float">
            <text:p>3436</text:p>
          </table:table-cell>
          <table:table-cell table:style-name="ce1" office:value-type="string" calcext:value-type="string">
            <text:p>ns</text:p>
          </table:table-cell>
          <table:table-cell table:style-name="ce1" office:value-type="string" calcext:value-type="string">
            <text:p>This has to be bigger than the required off tim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IRFZ46N specific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rn off delay tim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l ti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5:.B16])" office:value-type="float" office:value="109" calcext:value-type="float">
            <text:p>109</text:p>
          </table:table-cell>
          <table:table-cell office:value-type="string" calcext:value-type="string">
            <text:p>ns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FET-Anz.</text:p>
          </table:table-cell>
          <table:table-cell table:style-name="ce1" table:formula="of:=[$'FET Vorwiederstand'.B2]" office:value-type="float" office:value="4" calcext:value-type="float">
            <text:p>4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Input capacity</text:p>
          </table:table-cell>
          <table:table-cell table:style-name="ce1" table:formula="of:=[$'FET Vorwiederstand'.B3]" office:value-type="float" office:value="0.0000000025" calcext:value-type="float">
            <text:p>2,5E-09</text:p>
          </table:table-cell>
          <table:table-cell table:style-name="ce1"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</text:p>
          </table:table-cell>
          <table:table-cell table:formula="of:=[.B21]*[.B22]" office:value-type="float" office:value="0.00000001" calcext:value-type="float">
            <text:p>1E-08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ntladewiederstand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2SB1086 specification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DC current gain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office:value-type="string" calcext:value-type="string">
            <text:p>Vce=-5V Wie verhält sich der Gain bei kleineren Spannungen???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Caluclated R</text:p>
          </table:table-cell>
          <table:table-cell table:style-name="ce5" table:formula="of:=[.B25]/[.B28]" office:value-type="float" office:value="8.39285714285714" calcext:value-type="float">
            <text:p>8</text:p>
          </table:table-cell>
          <table:table-cell office:value-type="string" calcext:value-type="string">
            <text:p>Oh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laden</text:p>
          </table:table-cell>
          <table:table-cell table:formula="of:=5*[.B23]*[.B30]" office:value-type="float" office:value="0.00000041964285714286" calcext:value-type="float">
            <text:p>4,19642857142857E-07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Kondensator ist nach 5 Tau entladen</text:p>
          </table:table-cell>
          <table:table-cell table:number-columns-repeated="5"/>
        </table:table-row>
        <table:table-row table:style-name="ro1">
          <table:table-cell/>
          <table:table-cell table:style-name="ce5" table:formula="of:=[.B31]*1000*1000*1000" office:value-type="float" office:value="419.642857142857" calcext:value-type="float">
            <text:p>420</text:p>
          </table:table-cell>
          <table:table-cell office:value-type="string" calcext:value-type="string">
            <text:p>ns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Requiered off time</text:p>
          </table:table-cell>
          <table:table-cell table:style-name="ce6" table:formula="of:=[.B17]+[.B32]" office:value-type="float" office:value="528.642857142857" calcext:value-type="float">
            <text:p>529</text:p>
          </table:table-cell>
          <table:table-cell table:style-name="ce1" office:value-type="string" calcext:value-type="string">
            <text:p>ns</text:p>
          </table:table-cell>
          <table:table-cell table:number-columns-repeated="6"/>
        </table:table-row>
      </table:table>
      <table:table table:name="Efficiency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Load (W)</text:p>
          </table:table-cell>
          <table:table-cell office:value-type="string" calcext:value-type="string">
            <text:p>Intended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sec (W)</text:p>
          </table:table-cell>
          <table:table-cell office:value-type="string" calcext:value-type="string">
            <text:p>Ppri (W)</text:p>
          </table:table-cell>
          <table:table-cell office:value-type="string" calcext:value-type="string">
            <text:p>Efficiency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0" calcext:value-type="float">
            <text:p>230</text:p>
          </table:table-cell>
          <table:table-cell table:formula="of:=[.B2]^2/[.A2]" office:value-type="float" office:value="529" calcext:value-type="float">
            <text:p>529</text:p>
          </table:table-cell>
          <table:table-cell office:value-type="float" office:value="130" calcext:value-type="float">
            <text:p>130</text:p>
          </table:table-cell>
          <table:table-cell table:formula="of:=[.D2]^2/[.C2]" office:value-type="float" office:value="31.9470699432892" calcext:value-type="float">
            <text:p>31,9470699432892</text:p>
          </table:table-cell>
          <table:table-cell table:formula="of:=12.6*5" office:value-type="float" office:value="63" calcext:value-type="float">
            <text:p>63</text:p>
          </table:table-cell>
          <table:table-cell table:style-name="ce11" table:formula="of:=[.E2]/[.F2]" office:value-type="percentage" office:value="0.507096348306178" calcext:value-type="percentage">
            <text:p>50,71 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2]" office:value-type="float" office:value="230" calcext:value-type="float">
            <text:p>230</text:p>
          </table:table-cell>
          <table:table-cell table:formula="of:=[.B3]^2/[.A3]" office:value-type="float" office:value="881.666666666667" calcext:value-type="float">
            <text:p>881,666666666667</text:p>
          </table:table-cell>
          <table:table-cell table:formula="of:=[.D2]" office:value-type="float" office:value="130" calcext:value-type="float">
            <text:p>130</text:p>
          </table:table-cell>
          <table:table-cell table:formula="of:=[.D3]^2/[.C3]" office:value-type="float" office:value="19.1682419659735" calcext:value-type="float">
            <text:p>19,168241965973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]" office:value-type="float" office:value="230" calcext:value-type="float">
            <text:p>230</text:p>
          </table:table-cell>
          <table:table-cell table:formula="of:=[.B4]^2/[.A4]" office:value-type="float" office:value="1322.5" calcext:value-type="float">
            <text:p>1322,5</text:p>
          </table:table-cell>
          <table:table-cell table:formula="of:=[.D3]" office:value-type="float" office:value="130" calcext:value-type="float">
            <text:p>130</text:p>
          </table:table-cell>
          <table:table-cell table:formula="of:=[.D4]^2/[.C4]" office:value-type="float" office:value="12.7788279773157" calcext:value-type="float">
            <text:p>12,778827977315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.00.0000</text:date>, <text:time style:data-style-name="N2" text:time-value="17:40:11.51312848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21T21:42:27</meta:creation-date>
    <dc:date>2021-01-15T17:41:15.663254906</dc:date>
    <meta:editing-duration>PT17H52M</meta:editing-duration>
    <meta:editing-cycles>34</meta:editing-cycles>
    <meta:generator>LibreOffice/7.0.4.2$Linux_X86_64 LibreOffice_project/00$Build-2</meta:generator>
    <meta:document-statistic meta:table-count="5" meta:cell-count="225" meta:object-count="0"/>
  </office:meta>
</office:document-meta>
</file>